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paragraph-rsid="000c2c5a" style:font-style-asian="italic" style:font-weight-asian="bold" style:font-style-complex="italic" style:font-weight-complex="bold"/>
    </style:style>
    <style:style style:name="P2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0c2c5a" officeooo:paragraph-rsid="000c2c5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0c2c5a" officeooo:paragraph-rsid="000c2c5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" style:family="paragraph" style:parent-style-name="Standard">
      <style:text-properties fo:language="de" fo:country="DE" fo:font-style="normal" style:text-underline-style="none" fo:font-weight="normal" officeooo:rsid="000c2c5a" officeooo:paragraph-rsid="000c2c5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de" fo:country="DE" fo:font-style="normal" style:text-underline-style="none" fo:font-weight="normal" officeooo:rsid="000c2c5a" officeooo:paragraph-rsid="000c2c5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" style:family="paragraph" style:parent-style-name="Standard">
      <style:text-properties fo:language="zxx" fo:country="none" fo:font-style="normal" style:text-underline-style="none" fo:font-weight="normal" officeooo:rsid="000c2c5a" officeooo:paragraph-rsid="000c2c5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" style:family="paragraph" style:parent-style-name="Standard">
      <style:text-properties fo:language="zxx" fo:country="none" fo:font-style="normal" style:text-underline-style="none" fo:font-weight="normal" officeooo:rsid="000deb46" officeooo:paragraph-rsid="000deb4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" style:family="paragraph" style:parent-style-name="Standard">
      <style:text-properties fo:language="zxx" fo:country="none" fo:font-style="normal" style:text-underline-style="none" fo:font-weight="normal" officeooo:rsid="000e2363" officeooo:paragraph-rsid="000e236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" style:family="paragraph" style:parent-style-name="Standard">
      <style:text-properties fo:language="zxx" fo:country="none" fo:font-style="normal" style:text-underline-style="none" fo:font-weight="normal" officeooo:rsid="000e2363" officeooo:paragraph-rsid="000eac9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" style:family="paragraph" style:parent-style-name="Standard">
      <style:text-properties fo:language="zxx" fo:country="none" fo:font-style="normal" style:text-underline-style="none" fo:font-weight="normal" officeooo:rsid="000e2363" officeooo:paragraph-rsid="000fcb1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1" style:family="paragraph" style:parent-style-name="Standard">
      <style:text-properties fo:language="zxx" fo:country="none" fo:font-style="normal" style:text-underline-style="none" fo:font-weight="normal" officeooo:rsid="000e2363" officeooo:paragraph-rsid="00121c1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officeooo:rsid="000c2c5a"/>
    </style:style>
    <style:style style:name="T2" style:family="text">
      <style:text-properties fo:font-style="normal" style:text-underline-style="none" fo:font-weight="normal" officeooo:rsid="000c2c5a" style:font-style-asian="normal" style:font-weight-asian="normal" style:font-style-complex="normal" style:font-weight-complex="normal"/>
    </style:style>
    <style:style style:name="T3" style:family="text">
      <style:text-properties officeooo:rsid="000eac90"/>
    </style:style>
    <style:style style:name="T4" style:family="text">
      <style:text-properties officeooo:rsid="000fcb1e"/>
    </style:style>
    <style:style style:name="T5" style:family="text">
      <style:text-properties officeooo:rsid="0010e832"/>
    </style:style>
    <style:style style:name="T6" style:family="text">
      <style:text-properties officeooo:rsid="00121c1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<text:tab/></text:span><text:span text:style-name="T1">Überstromschutz</text:span></text:p>
      <text:p text:style-name="P2"/>
      <text:p text:style-name="P2"/>
      <text:p text:style-name="P1"><text:span text:style-name="T1">Aufgabe:</text:span><text:span text:style-name="T2"><text:tab/>Schutz der Leitung vor Überlastung und Kurzschluß</text:span></text:p>
      <text:p text:style-name="P4"/>
      <text:p text:style-name="P4"/>
      <text:p text:style-name="P4">-verschiedene Einrichtungen mit verschiedenen Eigenschaften</text:p>
      <text:p text:style-name="P4"/>
      <text:p text:style-name="P4">1. Leitungssicherungen (Schmelzsicherungen)</text:p>
      <text:p text:style-name="P3"/>
      <text:p text:style-name="P5">2. Leitungsschutzschalter</text:p>
      <text:p text:style-name="P5"/>
      <text:p text:style-name="P5">3. Leistungsschalter (nur in größeren Anlagen, schalten auch unter Last)</text:p>
      <text:p text:style-name="P6"/>
      <text:p text:style-name="P6"/>
      <text:p text:style-name="P6">zu 1: Leitungssicherungen</text:p>
      <text:p text:style-name="P6"/>
      <text:p text:style-name="P6">- Prinzip <text:tab/>zu hoher Strom erhitzt und zerstört den Schmelzdraht</text:p>
      <text:p text:style-name="P6">- Unterscheidung nach Bauart</text:p>
      <text:p text:style-name="P6"><draw:line text:anchor-type="paragraph" draw:z-index="0" draw:style-name="gr1" draw:text-style-name="P12" svg:x1="2.0965in" svg:y1="0.1756in" svg:x2="2.0965in" svg:y2="0.5921in"><text:p/></draw:line></text:p>
      <text:p text:style-name="P6"><draw:line text:anchor-type="paragraph" draw:z-index="1" draw:style-name="gr1" draw:text-style-name="P12" svg:x1="2.0965in" svg:y1="0.1717in" svg:x2="2.513in" svg:y2="0.1717in"><text:p/></draw:line>- D-System<text:tab/>(DIAZET)<text:tab/><text:tab/>unterschiedliche Größen</text:p>
      <text:p text:style-name="P6">- D0-System<text:tab/>(NEOZET)<text:tab/><text:tab/>(Passhülse, Gewinde, Fußkontakt)</text:p>
      <text:p text:style-name="P6">- NH-System</text:p>
      <text:p text:style-name="P6"/>
      <text:p text:style-name="P7"/>
      <text:p text:style-name="P7">Sicherungsgrößenabstände:<text:tab/>2, 4, 6, 10, 16, 20, 25, 35, 50, 63</text:p>
      <text:p text:style-name="P7"/>
      <text:p text:style-name="P8">2<text:tab/>= rosa</text:p>
      <text:p text:style-name="P8">4<text:tab/>= braun</text:p>
      <text:p text:style-name="P8">6<text:tab/>= grün</text:p>
      <text:p text:style-name="P8">10<text:tab/>= rot</text:p>
      <text:p text:style-name="P8">16<text:tab/>= grau</text:p>
      <text:p text:style-name="P8">20<text:tab/>= blau</text:p>
      <text:p text:style-name="P8">25<text:tab/>= gelb</text:p>
      <text:p text:style-name="P8">35<text:tab/>= schwarz</text:p>
      <text:p text:style-name="P8">50<text:tab/>= weiß</text:p>
      <text:p text:style-name="P8">63<text:tab/>= kupfer</text:p>
      <text:p text:style-name="P8"/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>- Untersuchung nach Betriebsklassen -&gt; beschreibt Auslöseverhalten</text:span></text:p>
      <text:p text:style-name="P9"><text:span text:style-name="T3"/></text:p>
      <text:p text:style-name="P9"><text:span text:style-name="T3"/></text:p>
      <text:p text:style-name="P9"><text:span text:style-name="T3">g<text:tab/>= Ganzbereichsschutz</text:span></text:p>
      <text:p text:style-name="P9"><text:span text:style-name="T3"/></text:p>
      <text:p text:style-name="P9"><text:span text:style-name="T3"/></text:p>
      <text:p text:style-name="P9"><text:span text:style-name="T3"><text:tab/>- können mindestens Ströme bis Bemessungsstromstärke dauernd führen</text:span></text:p>
      <text:p text:style-name="P9"><text:span text:style-name="T3"/></text:p>
      <text:p text:style-name="P9"><text:span text:style-name="T3"/></text:p>
      <text:p text:style-name="P10"><text:span text:style-name="T4">a<text:tab/>= Teilberechsschutz<text:tab/><text:tab/></text:span><text:span text:style-name="T5">aM<text:tab/>= Motoren und Schaltgeräte</text:span></text:p>
      <text:p text:style-name="P10"><text:span text:style-name="T5"><text:tab/><text:tab/><text:tab/><text:tab/><text:tab/>aR <text:tab/>= Halbleiter</text:span></text:p>
      <text:p text:style-name="P10"><text:span text:style-name="T4"/></text:p>
      <text:p text:style-name="P10"><text:span text:style-name="T4"><text:tab/>- können Ströme oberhalb eines Vielfachen der Bemsseungstromes schalten</text:span></text:p>
      <text:p text:style-name="P10"><text:span text:style-name="T4"><text:tab/>- Schutz nur gegen Kurzschluß</text:span></text:p>
      <text:p text:style-name="P10"><text:span text:style-name="T4"/></text:p>
      <text:p text:style-name="P11"><text:span text:style-name="T6">- bei DIAZET und NEOZET Unterscheidung nach flink und träge.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3-19T12:11:01</meta:creation-date>
    <dc:date>2013-03-26T12:25:58</dc:date>
    <dc:creator>root </dc:creator>
    <meta:editing-duration>PT1H17M4S</meta:editing-duration>
    <meta:editing-cycles>9</meta:editing-cycles>
    <meta:generator>LibreOffice/4.0.0.2$Linux_x86 LibreOffice_project/408fe71bd18616c467b3dcd7ab6756528ffcae2</meta:generator>
    <meta:document-statistic meta:table-count="0" meta:image-count="0" meta:object-count="0" meta:page-count="2" meta:paragraph-count="31" meta:word-count="153" meta:character-count="1046" meta:non-whitespace-character-count="906"/>
  </office:meta>
</office:document-meta>
</file>